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www.it-cisq.org/use-cases/devops-code-quality.htm" office:target-frame-name="_top" xlink:show="replace"><text:span text:style-name="Υπερ-σύνδεση">https://www.it-cisq.org/use-cases/devops-code-quality.htm</text:span></text:a></text:p>
      <text:p text:style-name="Βασικό"/>
      <text:p text:style-name="Βασικό"><text:a xlink:href="https://intland.com/codebeamer/devops-it-operations/" office:target-frame-name="_top" xlink:show="replace"><text:span text:style-name="Υπερ-σύνδεση">https://intland.com/codebeamer/devops-it-operations/</text:span></text:a></text:p>
      <text:p text:style-name="Βασικό"/>
      <text:p text:style-name="Βασικό"><text:a xlink:href="https://www.pentalog.com/blog/the-devops-engineer-job-explained" office:target-frame-name="_top" xlink:show="replace"><text:span text:style-name="Υπερ-σύνδεση">https://www.pentalog.com/blog/the-devops-engineer-job-explained</text:span></text:a></text:p>
      <text:p text:style-name="Βασικό"/>
      <text:p text:style-name="Βασικό"><text:a xlink:href="https://intland.com/codebeamer/devops-it-operations/" office:target-frame-name="_top" xlink:show="replace"><text:span text:style-name="Υπερ-σύνδεση">https://intland.com/codebeamer/devops-it-operations/</text:span></text:a></text:p>
      <text:p text:style-name="Βασικό"/>
      <text:p text:style-name="Βασικό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KOLAOS SIACHAMIS</meta:initial-creator>
    <dc:creator>NIKOLAOS SIACHAMIS</dc:creator>
    <meta:creation-date>2021-04-02T10:37:00Z</meta:creation-date>
    <dc:date>2021-04-02T10:38:00Z</dc:date>
    <meta:template xlink:href="Normal.dotm" xlink:type="simple"/>
    <meta:editing-cycles>1</meta:editing-cycles>
    <meta:editing-duration>PT60S</meta:editing-duration>
    <meta:document-statistic meta:page-count="1" meta:paragraph-count="1" meta:word-count="78" meta:character-count="524" meta:row-count="3" meta:non-whitespace-character-count="447"/>
  </office:meta>
</office:document-meta>
</file>